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Directory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AMDirectoryManager.getDirector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DirectoryManager.init( SearchIndex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AMDirectoryManager.rename( String from , String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MDirectoryManager.hasDirect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MDirectoryManager.dele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AMDirectoryManager.getDirector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